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34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problem</text:p>
          </table:table-cell>
          <table:covered-table-cell/>
          <table:table-cell table:style-name="ce4" office:value-type="string" calcext:value-type="string" table:number-columns-spanned="2" table:number-rows-spanned="1">
            <text:p>v10.2_no_parents</text:p>
          </table:table-cell>
          <table:covered-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3 classes</text:p>
          </table:table-cell>
          <table:table-cell office:value-type="string" calcext:value-type="string">
            <text:p>4 classes</text:p>
          </table:table-cell>
          <table:table-cell office:value-type="string" calcext:value-type="string">
            <text:p>3 classes</text:p>
          </table:table-cell>
          <table:table-cell office:value-type="string" calcext:value-type="string">
            <text:p>4 class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 3 classes</text:p>
          </table:table-cell>
          <table:table-cell office:value-type="string" calcext:value-type="string">
            <text:p>opt found</text:p>
          </table:table-cell>
          <table:table-cell/>
          <table:table-cell office:value-type="string" calcext:value-type="string">
            <text:p>opt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 4 classes</text:p>
          </table:table-cell>
          <table:table-cell/>
          <table:table-cell office:value-type="string" calcext:value-type="string">
            <text:p>opt found</text:p>
          </table:table-cell>
          <table:table-cell/>
          <table:table-cell office:value-type="string" calcext:value-type="string">
            <text:p>opt foun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 3 classes</text:p>
          </table:table-cell>
          <table:table-cell office:value-type="string" calcext:value-type="string">
            <text:p>trop long (1h)</text:p>
          </table:table-cell>
          <table:table-cell/>
          <table:table-cell office:value-type="string" calcext:value-type="string">
            <text:p>opt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 4 classes</text:p>
          </table:table-cell>
          <table:table-cell/>
          <table:table-cell office:value-type="string" calcext:value-type="string">
            <text:p>pas essayé</text:p>
          </table:table-cell>
          <table:table-cell/>
          <table:table-cell office:value-type="string" calcext:value-type="string">
            <text:p>rien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7" table:number-rows-spanned="1">
            <text:p>Nombre de matchs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problem</text:p>
          </table:table-cell>
          <table:covered-table-cell table:style-name="ce4"/>
          <table:covered-table-cell/>
          <table:table-cell table:style-name="ce4" office:value-type="string" calcext:value-type="string" table:number-columns-spanned="3" table:number-rows-spanned="1">
            <text:p>v10.2_no_parents</text:p>
          </table:table-cell>
          <table:covered-table-cell table:style-name="ce4"/>
          <table:covered-table-cell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2 classes</text:p>
          </table:table-cell>
          <table:table-cell office:value-type="string" calcext:value-type="string">
            <text:p>3 classes</text:p>
          </table:table-cell>
          <table:table-cell office:value-type="string" calcext:value-type="string">
            <text:p>4 classes</text:p>
          </table:table-cell>
          <table:table-cell office:value-type="string" calcext:value-type="string">
            <text:p>2 classes</text:p>
          </table:table-cell>
          <table:table-cell office:value-type="string" calcext:value-type="string">
            <text:p>3 classes</text:p>
          </table:table-cell>
          <table:table-cell office:value-type="string" calcext:value-type="string">
            <text:p>4 cla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 mais pas fini</text:p>
          </table:table-cell>
          <table:table-cell table:style-name="ce5" office:value-type="string" calcext:value-type="string">
            <text:p>pas essayé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4 mais pas fini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9" table:number-rows-spanned="1">
            <text:p>Performances</text:p>
          </table:table-cell>
          <table:covered-table-cell table:number-columns-repeated="6"/>
          <table:covered-table-cell table:number-columns-repeated="2" table:style-name="ce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rogram_used</text:p>
          </table:table-cell>
          <table:table-cell office:value-type="string" calcext:value-type="string">
            <text:p>dataset_us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b_genes</text:p>
          </table:table-cell>
          <table:table-cell office:value-type="string" calcext:value-type="string">
            <text:p>search_space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answ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blem_3_classes</text:p>
          </table:table-cell>
          <table:table-cell office:value-type="string" calcext:value-type="string">
            <text:p>B_3_class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lgene(4) selgene(25) selgene(27) affinity(e5128,e6121486,e5121033) affinity(e510944,e6131379,e5373234) affinity(e510933,e6121277,e5373237) affinity(e5130,e6111070,e618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10.2_no_parents_3_classes</text:p>
          </table:table-cell>
          <table:table-cell office:value-type="string" calcext:value-type="string">
            <text:p>B_3_class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nity(e510933,e6121277,e5121033) affinity(e510934,e6111070,e5131767) selgene(4) selgene(20) selgene(16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blem_4_classes</text:p>
          </table:table-cell>
          <table:table-cell office:value-type="string" calcext:value-type="string">
            <text:p>B_4_class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lgene(3) selgene(17) selgene(24) affinity(e46609,e5121027,e6121280,e5121042) affinity(e47643,e510936,e6131377,e5131767) affinity(e46616,e5128,e6121484,e6180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10.2_no_parents_4_classes</text:p>
          </table:table-cell>
          <table:table-cell office:value-type="string" calcext:value-type="string">
            <text:p>B_4_class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nity(e46613,e510933,e6121277,e5121033) affinity(e46609,e510934,e6111070,e5131767) selgene(4) selgene(20) selgene(16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blem_3_classes</text:p>
          </table:table-cell>
          <table:table-cell office:value-type="string" calcext:value-type="string">
            <text:p>C_3_class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elgene(60) selgene(71) selgene(74) affinity(e5132,e6131390,e5373234) affinity(e5141788,e6111070,e6172) affinity(e510944,e6131379,e6180) affinity(e5131770,e6131393,e6111065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blem_3_classes</text:p>
          </table:table-cell>
          <table:table-cell office:value-type="string" calcext:value-type="string">
            <text:p>C_3_classes_traite_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elgene(58) selgene(83) selgene(85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10.2_no_parents_3_classes</text:p>
          </table:table-cell>
          <table:table-cell office:value-type="string" calcext:value-type="string">
            <text:p>C_3_class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ffinity(e510934,e6131383,e5161889) affinity(e510936,e6121271,e5355) affinity(e510943,e6121280,e5373237) affinity(e5121031,e6121277,e6111076) selgene(4) selgene(78) selgene(94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10.2_no_parents_4_classes</text:p>
          </table:table-cell>
          <table:table-cell office:value-type="string" calcext:value-type="string">
            <text:p>C_4_class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ffinity(e46625,e5121027,e6121271,e5121042) affinity(e46610,e5121031,e6121277,e5161889) affinity(e46616,e510936,e6121280,e6172) affinity(e46613,e5121034,e6111070,e6111065) selgene(71) selgene(78) selgene(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5:28:55.710000000</meta:creation-date>
    <dc:date>2023-12-08T11:39:11.610000000</dc:date>
    <meta:editing-duration>PT22H58M50S</meta:editing-duration>
    <meta:editing-cycles>5</meta:editing-cycles>
    <meta:generator>LibreOffice/7.4.0.3$Windows_X86_64 LibreOffice_project/f85e47c08ddd19c015c0114a68350214f7066f5a</meta:generator>
    <meta:document-statistic meta:table-count="1" meta:cell-count="107" meta:object-count="0"/>
  </office:meta>
</office:document-meta>
</file>